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ource Serif Pro" svg:font-family="'Source Serif Pro', serif"/>
  </office:font-face-decls>
  <office:automatic-styles>
    <style:style style:name="P1" style:family="paragraph" style:parent-style-name="Preformatted_20_Text">
      <loext:graphic-properties draw:fill="solid" draw:fill-color="#272822" draw:opacity="100%"/>
      <style:paragraph-properties fo:margin-top="0cm" fo:margin-bottom="0.499cm" style:contextual-spacing="false" fo:orphans="2" fo:widows="2" fo:background-color="#272822"/>
      <style:text-properties fo:font-variant="normal" fo:text-transform="none" style:use-window-font-color="true" loext:opacity="0%" style:font-name="Arial1" fo:font-size="13.5pt" fo:letter-spacing="normal" fo:font-style="normal" fo:font-weight="normal"/>
    </style:style>
    <style:style style:name="P2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272822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style:use-window-font-color="true" loext:opacity="0%" style:font-name="Arial1" fo:font-size="13.5pt" fo:letter-spacing="normal" fo:font-style="normal" fo:font-weight="normal"/>
    </style:style>
    <style:style style:name="T1" style:family="text">
      <style:text-properties fo:font-variant="normal" fo:text-transform="none" fo:color="#c0c0c0" loext:opacity="100%" style:font-name="Source Serif Pro" fo:font-size="13.5pt" fo:letter-spacing="normal" fo:font-style="normal" fo:font-weight="normal"/>
    </style:style>
    <style:style style:name="T2" style:family="text">
      <style:text-properties fo:font-variant="normal" fo:text-transform="none" fo:color="#c0c0c0" loext:opacity="100%" fo:font-size="13.5pt" fo:letter-spacing="normal" fo:font-style="normal" fo:font-weight="normal"/>
    </style:style>
    <style:style style:name="T3" style:family="text">
      <style:text-properties fo:font-variant="normal" fo:text-transform="none" fo:color="#c0c0c0" loext:opacity="100%" style:font-name="Arial1" fo:font-size="13.5pt" fo:letter-spacing="normal" fo:font-style="normal" fo:font-weight="normal"/>
    </style:style>
    <style:style style:name="T4" style:family="text">
      <style:text-properties fo:font-variant="normal" fo:text-transform="none" fo:color="#ffffff" loext:opacity="100%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5" style:family="text">
      <style:text-properties fo:font-variant="normal" fo:text-transform="none" fo:color="#ffffff" loext:opacity="100%" fo:font-size="13.5pt" fo:letter-spacing="normal" fo:font-style="normal" fo:font-weight="normal" fo:background-color="#272822" loext:char-shading-value="0" loext:padding="0cm" loext:border="none"/>
    </style:style>
    <style:style style:name="T6" style:family="text">
      <style:text-properties fo:font-variant="normal" fo:text-transform="none" fo:color="#ffffff" loext:opacity="100%" style:font-name="Arial1" fo:font-size="13.5pt" fo:letter-spacing="normal" fo:font-style="normal" fo:font-weight="normal" fo:background-color="#272822" loext:char-shading-value="0" loext:padding="0cm" loext:border="none"/>
    </style:style>
    <style:style style:name="T7" style:family="text">
      <style:text-properties fo:font-variant="normal" fo:text-transform="none" fo:color="#dddddd" loext:opacity="100%" fo:font-size="13.5pt" fo:letter-spacing="normal" fo:font-style="normal" fo:font-weight="normal" fo:background-color="#272822" loext:char-shading-value="0" loext:padding="0cm" loext:border="none"/>
    </style:style>
    <style:style style:name="T8" style:family="text">
      <style:text-properties fo:font-variant="normal" fo:text-transform="none" fo:color="#dddddd" loext:opacity="100%" style:font-name="Arial1" fo:font-size="13.5pt" fo:letter-spacing="normal" fo:font-style="normal" fo:font-weight="normal" fo:background-color="#272822" loext:char-shading-value="0" loext:padding="0cm" loext:border="none"/>
    </style:style>
    <style:style style:name="T9" style:family="text">
      <style:text-properties fo:font-variant="normal" fo:text-transform="none" fo:color="#f92672" loext:opacity="100%" fo:font-size="13.5pt" fo:letter-spacing="normal" fo:font-style="normal" fo:font-weight="bold" fo:background-color="#272822" loext:char-shading-value="0" loext:padding="0cm" loext:border="none"/>
    </style:style>
    <style:style style:name="T10" style:family="text">
      <style:text-properties fo:font-variant="normal" fo:text-transform="none" fo:color="#f92672" loext:opacity="100%" style:font-name="Arial1" fo:font-size="13.5pt" fo:letter-spacing="normal" fo:font-style="normal" fo:font-weight="bold" fo:background-color="#272822" loext:char-shading-value="0" loext:padding="0cm" loext:border="none"/>
    </style:style>
    <style:style style:name="T11" style:family="text">
      <style:text-properties fo:font-variant="normal" fo:text-transform="none" fo:color="#bf79db" loext:opacity="100%" fo:font-size="13.5pt" fo:letter-spacing="normal" fo:font-style="normal" fo:font-weight="normal" fo:background-color="#272822" loext:char-shading-value="0" loext:padding="0cm" loext:border="none"/>
    </style:style>
    <style:style style:name="T12" style:family="text">
      <style:text-properties fo:font-variant="normal" fo:text-transform="none" fo:color="#bf79db" loext:opacity="100%" style:font-name="Arial1" fo:font-size="13.5pt" fo:letter-spacing="normal" fo:font-style="normal" fo:font-weight="normal" fo:background-color="#272822" loext:char-shading-value="0" loext:padding="0cm" loext:border="none"/>
    </style:style>
    <style:style style:name="T13" style:family="text">
      <style:text-properties fo:font-variant="normal" fo:text-transform="none" fo:color="#75715e" loext:opacity="100%" fo:font-size="13.5pt" fo:letter-spacing="normal" fo:font-style="normal" fo:font-weight="normal" fo:background-color="#272822" loext:char-shading-value="0" loext:padding="0cm" loext:border="none"/>
    </style:style>
    <style:style style:name="T14" style:family="text">
      <style:text-properties fo:font-variant="normal" fo:text-transform="none" fo:color="#75715e" loext:opacity="100%" style:font-name="Arial1" fo:font-size="13.5pt" fo:letter-spacing="normal" fo:font-style="normal" fo:font-weight="normal" fo:background-color="#272822" loext:char-shading-value="0" loext:padding="0cm" loext:border="none"/>
    </style:style>
    <style:style style:name="T15" style:family="text">
      <style:text-properties fo:font-variant="normal" fo:text-transform="none" fo:color="#a6e22e" loext:opacity="100%" fo:font-size="13.5pt" fo:letter-spacing="normal" fo:font-style="normal" fo:font-weight="normal" fo:background-color="#272822" loext:char-shading-value="0" loext:padding="0cm" loext:border="none"/>
    </style:style>
    <style:style style:name="T16" style:family="text">
      <style:text-properties fo:font-variant="normal" fo:text-transform="none" fo:color="#a6e22e" loext:opacity="100%" style:font-name="Arial1" fo:font-size="13.5pt" fo:letter-spacing="normal" fo:font-style="normal" fo:font-weight="normal" fo:background-color="#272822" loext:char-shading-value="0" loext:padding="0cm" loext:border="none"/>
    </style:style>
    <style:style style:name="T17" style:family="text">
      <style:text-properties fo:font-variant="normal" fo:text-transform="none" style:font-name="Arial1" fo:font-size="13.5pt" fo:letter-spacing="normal" fo:font-style="normal" fo:font-weight="normal"/>
    </style:style>
    <style:style style:name="T18" style:family="text">
      <style:text-properties fo:font-variant="normal" fo:text-transform="none" style:font-name="Arial1" fo:font-size="13.5pt" fo:letter-spacing="normal" fo:font-style="normal" fo:font-weight="normal" fo:background-color="#272822" loext:char-shading-value="0" loext:padding="0cm" loext:border="none"/>
    </style:style>
    <style:style style:name="T19" style:family="text">
      <style:text-properties fo:font-variant="normal" fo:text-transform="none" style:font-name="Arial1" fo:font-size="13.5pt" fo:letter-spacing="normal" fo:font-style="normal" fo:font-weight="bold" fo:background-color="#272822" loext:char-shading-value="0" loext:padding="0cm" loext:border="none"/>
    </style:style>
    <style:style style:name="T20" style:family="text">
      <style:text-properties fo:font-variant="normal" fo:text-transform="none" style:use-window-font-color="true" loext:opacity="0%" style:font-name="Arial1" fo:font-size="13.5pt" fo:letter-spacing="normal" fo:font-style="normal" fo:font-weight="normal"/>
    </style:style>
    <style:style style:name="T21" style:family="text">
      <style:text-properties fo:font-variant="normal" fo:text-transform="none" style:use-window-font-color="true" loext:opacity="0%" style:font-name="Arial1" fo:font-size="13.5pt" fo:letter-spacing="normal" fo:font-style="normal" fo:font-weight="normal" fo:background-color="#272822" loext:char-shading-value="0" loext:padding="0cm" loext:border="none"/>
    </style:style>
    <style:style style:name="T22" style:family="text">
      <style:text-properties fo:font-variant="normal" fo:text-transform="none" style:use-window-font-color="true" loext:opacity="0%" style:font-name="Arial1" fo:font-size="13.5pt" fo:letter-spacing="normal" fo:font-style="normal" fo:font-weight="bold" fo:background-color="#272822" loext:char-shading-value="0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0">Vimos no vídeo anterior que para fazer o link entre o repositório local, que está em nosso computador, com o repositório remoto, que está no GitHub, devemos utilizar o comando </text:span><text:span text:style-name="Source_20_Text"><text:span text:style-name="T21">git remote</text:span></text:span><text:span text:style-name="T20">.</text:span></text:p>
      <text:p text:style-name="P4">Esse comando tem algumas variações e parâmetros opcionais que podem ser úteis em certas situações. Confira a seguir exemplos de uso desse comando:</text:p>
      <text:p text:style-name="P4">1 - Adicionar um repositório remoto:</text:p>
      <text:p text:style-name="P3"><text:span text:style-name="T20">Quando você deseja estabelecer uma conexão entre seu repositório local e um repositório remoto, como aquele hospedado no GitHub, o comando </text:span><text:span text:style-name="Source_20_Text"><text:span text:style-name="T21">git remote add</text:span></text:span><text:span text:style-name="T20"> é a ferramenta essencial. Essa etapa é crucial para possibilitar a colaboração e o compartilhamento de código com outras pessoas, bem como para fazer backup de seu trabalho em um servidor remoto.</text:span></text:p>
      <text:p text:style-name="P4">A sintaxe básica do comando é a seguinte:</text:p>
      <text:p text:style-name="P2"><text:span text:style-name="Source_20_Text"><text:span text:style-name="T21">git remote </text:span></text:span><text:span text:style-name="Source_20_Text"><text:span text:style-name="T22">add</text:span></text:span><text:span text:style-name="Source_20_Text"><text:span text:style-name="T21"> apelido url</text:span></text:span></text:p>
      <text:p text:style-name="P1">COPIAR CÓDIGO</text:p>
      <text:p text:style-name="P4">'apelido': Este é um nome que você atribui ao repositório remoto. Geralmente, se utiliza nomes descritivos, como "origin" para o repositório principal no GitHub, mas você pode escolher nomes que façam sentido para o seu projeto.</text:p>
      <text:p text:style-name="P4">'url': Aqui, você insere a URL do repositório remoto. Esta URL é única para cada repositório remoto e serve como o endereço para acessar e interagir com ele pela internet. Certifique-se de copiar a URL correta do repositório que deseja adicionar.</text:p>
      <text:p text:style-name="P4">2 - Listar os repositórios remotos:</text:p>
      <text:p text:style-name="P3"><text:span text:style-name="T20">Para listar os repositórios remotos associados ao seu projeto local, você pode utilizar o comando </text:span><text:span text:style-name="Source_20_Text"><text:span text:style-name="T21">git remote -v</text:span></text:span><text:span text:style-name="T20">. Isso exibirá uma lista de todos os repositórios remotos vinculados ao seu projeto, juntamente com suas URLs. Veja um exemplo:</text:span></text:p>
      <text:p text:style-name="P2"><text:span text:style-name="Source_20_Text"><text:span text:style-name="T21">git remote -v</text:span></text:span></text:p>
      <text:p text:style-name="P1">COPIAR CÓDIGO</text:p>
      <text:p text:style-name="P4">A saída será algo semelhante a:</text:p>
      <text:p text:style-name="P2"><text:span text:style-name="Source_20_Text"><text:span text:style-name="T21">origin <text:s text:c="2"/>https://github.com/seu-usuario/seu-projeto.git (fetch)</text:span></text:span></text:p>
      <text:p text:style-name="P2"><text:span text:style-name="Source_20_Text"><text:span text:style-name="T21">origin <text:s text:c="2"/>https://github.com/seu-usuario/seu-projeto.git (</text:span></text:span><text:span text:style-name="Source_20_Text"><text:span text:style-name="T22">push</text:span></text:span><text:span text:style-name="Source_20_Text"><text:span text:style-name="T21">)</text:span></text:span></text:p>
      <text:p text:style-name="P1">COPIAR CÓDIGO</text:p>
      <text:p text:style-name="P4">Essa lista é útil para verificar se os repositórios remotos estão configurados corretamente. Obs: Vai aparecer duplicado mesmo, pois o Git separa a url de envio de commits (push) da url de baixar commits (fetch).</text:p>
      <text:p text:style-name="P4">3 - Remover um repositório remoto:</text:p>
      <text:p text:style-name="P3"><text:soft-page-break/><text:span text:style-name="T20">Caso você não precise mais de um repositório remoto específico, pode removê-lo com o comando </text:span><text:span text:style-name="Source_20_Text"><text:span text:style-name="T21">git remote remove apelido</text:span></text:span><text:span text:style-name="T20">. Substitua 'apelido' pelo nome do repositório remoto que deseja remover. Aqui está um exemplo:</text:span></text:p>
      <text:p text:style-name="P2"><text:span text:style-name="Source_20_Text"><text:span text:style-name="T21">git remote </text:span></text:span><text:span text:style-name="Source_20_Text"><text:span text:style-name="T22">remove</text:span></text:span><text:span text:style-name="Source_20_Text"><text:span text:style-name="T21"> origin</text:span></text:span></text:p>
      <text:p text:style-name="P1">COPIAR CÓDIGO</text:p>
      <text:p text:style-name="P4">Após a execução deste comando, o repositório remoto chamado "origin" será desvinculado do seu projeto local.</text:p>
      <text:p text:style-name="P4">4 - Alterar a URL de um repositório remoto:</text:p>
      <text:p text:style-name="P3"><text:span text:style-name="T20">Às vezes, é necessário atualizar a URL de um repositório remoto, como quando a URL do servidor do GitHub é modificada ou quando você copiou a URL incorreta ao adicionar o repositório remoto. Use o comando </text:span><text:span text:style-name="Source_20_Text"><text:span text:style-name="T21">git remote set-url apelido nova_url</text:span></text:span><text:span text:style-name="T20"> para realizar essa atualização. Substitua 'apelido' pelo nome do repositório remoto e 'nova_url' pela nova URL que você deseja associar a ele. Aqui está um exemplo:</text:span></text:p>
      <text:p text:style-name="P2"><text:span text:style-name="Source_20_Text"><text:span text:style-name="T21">git remote set-url origin https://github.com/seu-usuario/seu-repositorio.git</text:span></text:span></text:p>
      <text:p text:style-name="P1">COPIAR CÓDIGO</text:p>
      <text:p text:style-name="P4">Isso atualizará a URL do repositório remoto "origin" para a nova URL especificada.</text:p>
      <text:p text:style-name="P4">5 - Alterar o apelido de um repositório remoto:</text:p>
      <text:p text:style-name="P3"><text:span text:style-name="T20">Se você deseja renomear um repositório remoto, use o comando </text:span><text:span text:style-name="Source_20_Text"><text:span text:style-name="T21">git remote rename apelido novo_apelido</text:span></text:span><text:span text:style-name="T20">. Substitua 'apelido' pelo nome atual do repositório remoto e 'novo_apelido' pelo novo nome que você deseja atribuir a ele. Aqui está um exemplo:</text:span></text:p>
      <text:p text:style-name="P2"><text:span text:style-name="Source_20_Text"><text:span text:style-name="T21">git remote rename origin novo-origin</text:span></text:span></text:p>
      <text:p text:style-name="P1">COPIAR CÓDIGO</text:p>
      <text:p text:style-name="P4">Isso renomeará o repositório remoto de "origin" para "novo-origin".</text:p>
      <text:p text:style-name="P4">Lembre-se de que o comando git remote é fundamental para a gestão de conexões entre seu repositório local e repositórios remotos, permitindo a colaboração eficiente e o controle de versão. Praticar esses comandos em seu ambiente de desenvolvimento ajudará a consolidar seu entendiment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30T19:43:47.315000000</meta:creation-date>
    <dc:date>2024-06-30T19:44:37.604000000</dc:date>
    <meta:editing-duration>PT50S</meta:editing-duration>
    <meta:editing-cycles>1</meta:editing-cycles>
    <meta:document-statistic meta:table-count="0" meta:image-count="0" meta:object-count="0" meta:page-count="2" meta:paragraph-count="34" meta:word-count="570" meta:character-count="3656" meta:non-whitespace-character-count="3116"/>
    <meta:generator>LibreOffice/7.5.9.2$Windows_X86_64 LibreOffice_project/cdeefe45c17511d326101eed8008ac4092f278a9</meta:generator>
  </office:meta>
</office:document-meta>
</file>